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eeMono" svg:font-family="Free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bi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text-properties style:font-name="Cabin" fo:language="fr" fo:country="FR"/>
    </style:style>
    <style:style style:name="P6" style:parent-style-name="Standard" style:family="paragraph">
      <style:paragraph-properties fo:border="0.0034in solid #000000" fo:padding="0.0972in" style:shadow="none" fo:background-color="#9999FF">
        <style:background-fill draw:fill="solid" draw:fill-color="#9999FF"/>
      </style:paragraph-properties>
    </style:style>
    <style:style style:name="T7" style:parent-style-name="Policepardéfaut" style:family="text">
      <style:text-properties style:font-name="Cabin" fo:font-weight="bold" style:font-weight-asian="bold" style:font-weight-complex="bold" fo:language="fr" fo:country="FR"/>
    </style:style>
    <style:style style:name="T8" style:parent-style-name="Policepardéfaut" style:family="text">
      <style:text-properties style:font-name="Cabin" fo:language="fr" fo:country="FR"/>
    </style:style>
    <style:style style:name="T9" style:parent-style-name="Policepardéfaut" style:family="text">
      <style:text-properties style:font-name="Cabin" fo:language="fr" fo:country="FR"/>
    </style:style>
    <style:style style:name="P10" style:parent-style-name="Standard" style:family="paragraph">
      <style:paragraph-properties fo:border="0.0034in solid #000000" fo:padding="0.0972in" style:shadow="none" fo:background-color="#9999FF">
        <style:background-fill draw:fill="solid" draw:fill-color="#9999FF"/>
      </style:paragraph-properties>
    </style:style>
    <style:style style:name="T11" style:parent-style-name="Policepardéfaut" style:family="text">
      <style:text-properties style:font-name="Cabin" fo:font-weight="bold" style:font-weight-asian="bold" style:font-weight-complex="bold" fo:language="fr" fo:country="FR"/>
    </style:style>
    <style:style style:name="T12" style:parent-style-name="Policepardéfaut" style:family="text">
      <style:text-properties style:font-name="Cabin" fo:language="fr" fo:country="FR"/>
    </style:style>
    <style:style style:name="T13" style:parent-style-name="Policepardéfaut" style:family="text">
      <style:text-properties style:font-name="Cabin" fo:language="fr" fo:country="FR"/>
    </style:style>
    <style:style style:name="P14" style:parent-style-name="Standard" style:family="paragraph">
      <style:text-properties style:font-name="Cabin" fo:language="fr" fo:country="FR"/>
    </style:style>
    <style:style style:name="P15" style:parent-style-name="Standard" style:family="paragraph">
      <style:text-properties style:font-name="Cabin" fo:language="fr" fo:country="FR"/>
    </style:style>
    <style:style style:name="P16" style:parent-style-name="Standard" style:family="paragraph">
      <style:text-properties style:font-name="Cabin" fo:language="fr" fo:country="FR"/>
    </style:style>
    <style:style style:name="P17" style:parent-style-name="Standard" style:family="paragraph">
      <style:text-properties style:font-name="Cabin" fo:language="fr" fo:country="FR"/>
    </style:style>
    <style:style style:name="P18" style:parent-style-name="Standard" style:family="paragraph">
      <style:paragraph-properties fo:border="0.0034in solid #000000" fo:padding="0.0972in" style:shadow="none" fo:background-color="#B2B2B2">
        <style:background-fill draw:fill="solid" draw:fill-color="#B2B2B2"/>
      </style:paragraph-properties>
      <style:text-properties style:font-name="Cabin" fo:font-weight="bold" style:font-weight-asian="bold" style:font-weight-complex="bold" fo:language="fr" fo:country="FR"/>
    </style:style>
    <style:style style:name="P19" style:parent-style-name="Standard" style:family="paragraph">
      <style:text-properties style:font-name="Cabin" fo:language="fr" fo:country="FR"/>
    </style:style>
    <style:style style:name="P20" style:parent-style-name="Standard" style:family="paragraph">
      <style:text-properties style:font-name="Cabin" fo:language="fr" fo:country="FR"/>
    </style:style>
    <style:style style:name="T21" style:parent-style-name="Policepardéfaut" style:family="text">
      <style:text-properties style:font-name="Cabin" fo:language="fr" fo:country="FR"/>
    </style:style>
    <style:style style:name="T22" style:parent-style-name="Policepardéfaut" style:family="text">
      <style:text-properties style:font-name="Cabin" fo:font-style="italic" style:font-style-asian="italic" style:font-style-complex="italic" fo:language="fr" fo:country="FR"/>
    </style:style>
    <style:style style:name="T23" style:parent-style-name="Appelnotedebasdep." style:family="text">
      <style:text-properties style:font-name="Cabin" fo:font-style="italic" style:font-style-asian="italic" style:font-style-complex="italic" fo:language="fr" fo:country="FR"/>
    </style:style>
    <style:style style:name="T24" style:parent-style-name="Policepardéfaut" style:family="text">
      <style:text-properties fo:language="fr" fo:country="FR"/>
    </style:style>
    <style:style style:name="T25" style:parent-style-name="Policepardéfaut" style:family="text">
      <style:text-properties style:font-name="Cabin" fo:language="fr" fo:country="FR"/>
    </style:style>
    <style:style style:name="T26" style:parent-style-name="Appelnotedebasdep." style:family="text">
      <style:text-properties style:font-name="Cabin" fo:language="fr" fo:country="FR"/>
    </style:style>
    <style:style style:name="T27" style:parent-style-name="Policepardéfaut" style:family="text">
      <style:text-properties fo:language="fr" fo:country="FR"/>
    </style:style>
    <style:style style:name="T28" style:parent-style-name="Policepardéfaut" style:family="text">
      <style:text-properties style:font-name="Cabin" fo:language="fr" fo:country="FR"/>
    </style:style>
    <style:style style:name="P29" style:parent-style-name="Standard" style:family="paragraph">
      <style:text-properties style:font-name="Cabin" fo:language="fr" fo:country="FR"/>
    </style:style>
    <style:style style:name="T30" style:parent-style-name="Policepardéfaut" style:family="text">
      <style:text-properties style:font-name="Cabin" fo:language="fr" fo:country="FR"/>
    </style:style>
    <style:style style:name="T31" style:parent-style-name="Policepardéfaut" style:family="text">
      <style:text-properties style:font-name="Cabin" fo:font-style="italic" style:font-style-asian="italic" style:font-style-complex="italic" fo:language="fr" fo:country="FR"/>
    </style:style>
    <style:style style:name="T32" style:parent-style-name="Policepardéfaut" style:family="text">
      <style:text-properties style:font-name="Cabin" fo:language="fr" fo:country="FR"/>
    </style:style>
    <style:style style:name="P33" style:parent-style-name="Standard" style:family="paragraph">
      <style:text-properties style:font-name="Cabin" fo:language="fr" fo:country="FR"/>
    </style:style>
    <style:style style:name="P34" style:parent-style-name="Standard" style:family="paragraph">
      <style:text-properties style:font-name="Cabin" fo:language="fr" fo:country="FR"/>
    </style:style>
    <style:style style:name="P35" style:parent-style-name="Standard" style:family="paragraph">
      <style:text-properties style:font-name="Cabin" fo:language="fr" fo:country="FR"/>
    </style:style>
    <style:style style:name="P36" style:parent-style-name="item" style:family="paragraph">
      <style:text-properties fo:font-weight="normal" style:font-weight-asian="normal" fo:language="fr" fo:country="FR"/>
    </style:style>
    <style:style style:name="P37" style:parent-style-name="item" style:family="paragraph">
      <style:text-properties fo:font-weight="normal" style:font-weight-asian="normal" fo:language="fr" fo:country="FR"/>
    </style:style>
    <style:style style:name="P38" style:parent-style-name="item" style:family="paragraph">
      <style:text-properties fo:language="fr" fo:country="FR"/>
    </style:style>
    <style:style style:name="P39" style:parent-style-name="answer" style:family="paragraph">
      <style:text-properties fo:language="fr" fo:country="FR"/>
    </style:style>
    <style:style style:name="T40" style:parent-style-name="Policepardéfaut" style:family="text">
      <style:text-properties fo:font-weight="bold" style:font-weight-asian="bold" style:font-weight-complex="bold"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T43" style:parent-style-name="Policepardéfaut" style:family="text">
      <style:text-properties fo:language="fr" fo:country="FR"/>
    </style:style>
    <style:style style:name="T44" style:parent-style-name="Policepardéfaut" style:family="text">
      <style:text-properties fo:font-weight="bold" style:font-weight-asian="bold" style:font-weight-complex="bold" fo:language="fr" fo:country="FR"/>
    </style:style>
    <style:style style:name="T45" style:parent-style-name="Policepardéfaut" style:family="text">
      <style:text-properties fo:language="fr" fo:country="FR"/>
    </style:style>
    <style:style style:name="P46" style:parent-style-name="answer" style:family="paragraph">
      <style:text-properties fo:language="fr" fo:country="FR"/>
    </style:style>
    <style:style style:name="P47" style:parent-style-name="Standard" style:family="paragraph">
      <style:text-properties style:font-name="Cabin" fo:language="fr" fo:country="FR"/>
    </style:style>
    <style:style style:name="P48" style:parent-style-name="item" style:family="paragraph">
      <style:text-properties fo:font-weight="normal" style:font-weight-asian="normal" fo:language="fr" fo:country="FR"/>
    </style:style>
    <style:style style:name="P49" style:parent-style-name="item" style:family="paragraph">
      <style:text-properties fo:font-weight="normal" style:font-weight-asian="normal" fo:language="fr" fo:country="FR"/>
    </style:style>
    <style:style style:name="P50" style:parent-style-name="item" style:family="paragraph">
      <style:text-properties fo:language="fr" fo:country="FR"/>
    </style:style>
    <style:style style:name="P51" style:parent-style-name="answer" style:family="paragraph">
      <style:text-properties fo:language="fr" fo:country="FR"/>
    </style:style>
    <style:style style:name="P52" style:parent-style-name="answer" style:family="paragraph">
      <style:text-properties fo:language="fr" fo:country="FR"/>
    </style:style>
    <style:style style:name="P53" style:parent-style-name="Standard" style:family="paragraph">
      <style:text-properties style:font-name="Cabin" fo:language="fr" fo:country="FR"/>
    </style:style>
    <style:style style:name="P54" style:parent-style-name="item" style:family="paragraph">
      <style:text-properties fo:font-weight="normal" style:font-weight-asian="normal" fo:language="fr" fo:country="FR"/>
    </style:style>
    <style:style style:name="P55" style:parent-style-name="item" style:family="paragraph">
      <style:text-properties fo:font-weight="normal" style:font-weight-asian="normal" fo:language="fr" fo:country="FR"/>
    </style:style>
    <style:style style:name="P56" style:parent-style-name="item" style:family="paragraph">
      <style:text-properties fo:language="fr" fo:country="FR"/>
    </style:style>
    <style:style style:name="P57" style:parent-style-name="answer" style:family="paragraph">
      <style:text-properties fo:language="fr" fo:country="FR"/>
    </style:style>
    <style:style style:name="P58" style:parent-style-name="answer" style:family="paragraph">
      <style:text-properties fo:language="fr" fo:country="FR"/>
    </style:style>
    <style:style style:name="P59" style:parent-style-name="answer" style:family="paragraph">
      <style:text-properties fo:language="fr" fo:country="FR"/>
    </style:style>
    <style:style style:name="P60" style:parent-style-name="answer" style:family="paragraph">
      <style:text-properties fo:language="fr" fo:country="FR"/>
    </style:style>
    <style:style style:name="P61" style:parent-style-name="Standard" style:family="paragraph">
      <style:text-properties style:font-name="Cabin" fo:language="fr" fo:country="FR"/>
    </style:style>
    <style:style style:name="T62" style:parent-style-name="Policepardéfaut" style:family="text">
      <style:text-properties style:font-name="Cabin" fo:language="fr" fo:country="FR"/>
    </style:style>
    <style:style style:name="T63" style:parent-style-name="Policepardéfaut" style:family="text">
      <style:text-properties style:font-name="FreeMono" fo:language="fr" fo:country="FR"/>
    </style:style>
    <style:style style:name="T64" style:parent-style-name="Policepardéfaut" style:family="text">
      <style:text-properties style:font-name="Cabin" fo:language="fr" fo:country="FR"/>
    </style:style>
    <style:style style:name="T65" style:parent-style-name="Policepardéfaut" style:family="text">
      <style:text-properties style:font-name="FreeMono" fo:language="fr" fo:country="FR"/>
    </style:style>
    <style:style style:name="T66" style:parent-style-name="Policepardéfaut" style:family="text">
      <style:text-properties style:font-name="Cabin" fo:language="fr" fo:country="FR"/>
    </style:style>
    <style:style style:name="T67" style:parent-style-name="Policepardéfaut" style:family="text">
      <style:text-properties style:font-name="Cabin" fo:font-style="italic" style:font-style-asian="italic" style:font-style-complex="italic" fo:language="fr" fo:country="FR"/>
    </style:style>
    <style:style style:name="T68" style:parent-style-name="Policepardéfaut" style:family="text">
      <style:text-properties style:font-name="Cabin" fo:language="fr" fo:country="FR"/>
    </style:style>
    <style:style style:name="P69" style:parent-style-name="Standard" style:family="paragraph">
      <style:text-properties style:font-name="Cabin" fo:language="fr" fo:country="FR"/>
    </style:style>
    <style:style style:name="T70" style:parent-style-name="Policepardéfaut" style:family="text">
      <style:text-properties style:font-name="Cabin" fo:language="fr" fo:country="FR"/>
    </style:style>
    <style:style style:name="T71" style:parent-style-name="Appelnotedebasdep." style:family="text">
      <style:text-properties style:font-name="Cabin" fo:language="fr" fo:country="FR"/>
    </style:style>
    <style:style style:name="T72" style:parent-style-name="Policepardéfaut" style:family="text">
      <style:text-properties fo:language="fr" fo:country="FR"/>
    </style:style>
    <style:style style:name="T73" style:parent-style-name="Policepardéfaut" style:family="text">
      <style:text-properties style:font-name="Cabin" fo:language="fr" fo:country="FR"/>
    </style:style>
    <style:style style:name="P74" style:parent-style-name="Standard" style:family="paragraph">
      <style:text-properties style:font-name="Cabin" fo:language="fr" fo:country="FR"/>
    </style:style>
    <style:style style:name="P75" style:parent-style-name="Standard" style:family="paragraph">
      <style:text-properties style:font-name="FreeMono" fo:language="fr" fo:country="FR"/>
    </style:style>
    <style:style style:name="P76" style:parent-style-name="Standard" style:family="paragraph">
      <style:text-properties style:font-name="FreeMono" fo:language="fr" fo:country="FR"/>
    </style:style>
    <style:style style:name="P77" style:parent-style-name="Standard" style:family="paragraph">
      <style:text-properties style:font-name="FreeMono" fo:language="fr" fo:country="FR"/>
    </style:style>
    <style:style style:name="P78" style:parent-style-name="Standard" style:family="paragraph">
      <style:text-properties style:font-name="FreeMono" fo:language="fr" fo:country="FR"/>
    </style:style>
    <style:style style:name="P79" style:parent-style-name="Standard" style:family="paragraph">
      <style:text-properties style:font-name="FreeMono" fo:language="fr" fo:country="FR"/>
    </style:style>
    <style:style style:name="P80" style:parent-style-name="Standard" style:family="paragraph">
      <style:text-properties style:font-name="FreeMono" fo:language="fr" fo:country="FR"/>
    </style:style>
    <style:style style:name="P81" style:parent-style-name="Standard" style:family="paragraph">
      <style:text-properties style:font-name="FreeMono" fo:language="fr" fo:country="FR"/>
    </style:style>
    <style:style style:name="T82" style:parent-style-name="Policepardéfaut" style:family="text">
      <style:text-properties fo:font-weight="normal" style:font-weight-asian="normal" fo:language="fr" fo:country="FR"/>
    </style:style>
    <style:style style:name="T83" style:parent-style-name="Policepardéfaut" style:family="text">
      <style:text-properties fo:font-weight="normal" style:font-weight-asian="normal" fo:font-style="italic" style:font-style-asian="italic" style:font-style-complex="italic" fo:language="fr" fo:country="FR"/>
    </style:style>
    <style:style style:name="T84" style:parent-style-name="Policepardéfaut" style:family="text">
      <style:text-properties fo:font-weight="normal" style:font-weight-asian="normal" fo:language="fr" fo:country="FR"/>
    </style:style>
    <style:style style:name="P85" style:parent-style-name="item" style:family="paragraph">
      <style:text-properties fo:font-weight="normal" style:font-weight-asian="normal" fo:language="fr" fo:country="FR"/>
    </style:style>
    <style:style style:name="P86" style:parent-style-name="item" style:family="paragraph">
      <style:text-properties fo:language="fr" fo:country="FR"/>
    </style:style>
    <style:style style:name="P87" style:parent-style-name="answer" style:family="paragraph">
      <style:text-properties fo:language="fr" fo:country="FR"/>
    </style:style>
    <style:style style:name="P88" style:parent-style-name="answer" style:family="paragraph">
      <style:text-properties fo:language="fr" fo:country="FR"/>
    </style:style>
    <style:style style:name="P89" style:parent-style-name="answer" style:family="paragraph">
      <style:text-properties fo:language="fr" fo:country="FR"/>
    </style:style>
    <style:style style:name="P90" style:parent-style-name="answer" style:family="paragraph">
      <style:text-properties fo:language="fr" fo:country="FR"/>
    </style:style>
    <style:style style:name="P91" style:parent-style-name="answer" style:family="paragraph">
      <style:text-properties fo:language="fr" fo:country="FR"/>
    </style:style>
    <style:style style:name="P92" style:parent-style-name="answer" style:family="paragraph">
      <style:text-properties fo:language="fr" fo:country="FR"/>
    </style:style>
    <style:style style:name="P93" style:parent-style-name="answer" style:family="paragraph">
      <style:text-properties fo:language="fr" fo:country="FR"/>
    </style:style>
    <style:style style:name="P94" style:parent-style-name="answer" style:family="paragraph">
      <style:text-properties fo:language="fr" fo:country="FR"/>
    </style:style>
    <style:style style:name="P95" style:parent-style-name="answer" style:family="paragraph">
      <style:text-properties fo:language="fr" fo:country="FR"/>
    </style:style>
    <style:style style:name="P96" style:parent-style-name="answer" style:family="paragraph">
      <style:text-properties fo:language="fr" fo:country="FR"/>
    </style:style>
    <style:style style:name="P97" style:parent-style-name="answer" style:family="paragraph">
      <style:text-properties fo:language="fr" fo:country="FR"/>
    </style:style>
    <style:style style:name="P98" style:parent-style-name="answer" style:family="paragraph">
      <style:text-properties fo:language="fr" fo:country="FR"/>
    </style:style>
    <style:style style:name="P99" style:parent-style-name="answer" style:family="paragraph">
      <style:text-properties fo:language="fr" fo:country="FR"/>
    </style:style>
    <style:style style:name="P100" style:parent-style-name="answer" style:family="paragraph">
      <style:text-properties fo:language="fr" fo:country="FR"/>
    </style:style>
    <style:style style:name="P101" style:parent-style-name="Standard" style:family="paragraph">
      <style:text-properties style:font-name="Cabin" fo:language="fr" fo:country="FR"/>
    </style:style>
    <style:style style:name="P102" style:parent-style-name="item" style:family="paragraph">
      <style:text-properties fo:language="fr" fo:country="FR"/>
    </style:style>
    <style:style style:name="T103" style:parent-style-name="Policepardéfaut" style:family="text">
      <style:text-properties fo:language="fr" fo:country="FR"/>
    </style:style>
    <style:style style:name="P104" style:parent-style-name="answer" style:family="paragraph">
      <style:text-properties fo:font-weight="bold" style:font-weight-asian="bold" style:font-weight-complex="bold" fo:language="fr" fo:country="FR"/>
    </style:style>
    <style:style style:name="P105" style:parent-style-name="answer" style:family="paragraph">
      <style:text-properties fo:language="fr" fo:country="FR"/>
    </style:style>
    <style:style style:name="P106" style:parent-style-name="answer" style:family="paragraph">
      <style:text-properties fo:language="fr" fo:country="FR"/>
    </style:style>
    <style:style style:name="P107" style:parent-style-name="answer" style:family="paragraph">
      <style:text-properties fo:language="fr" fo:country="FR"/>
    </style:style>
    <style:style style:name="P108" style:parent-style-name="answer" style:family="paragraph">
      <style:text-properties fo:language="fr" fo:country="FR"/>
    </style:style>
    <style:style style:name="P109" style:parent-style-name="answer" style:family="paragraph">
      <style:text-properties fo:language="fr" fo:country="FR"/>
    </style:style>
    <style:style style:name="P110" style:parent-style-name="answer" style:family="paragraph">
      <style:text-properties fo:language="fr" fo:country="FR"/>
    </style:style>
    <style:style style:name="P111" style:parent-style-name="answer" style:family="paragraph">
      <style:text-properties fo:language="fr" fo:country="FR"/>
    </style:style>
    <style:style style:name="P112" style:parent-style-name="answer" style:family="paragraph">
      <style:text-properties fo:language="fr" fo:country="FR"/>
    </style:style>
    <style:style style:name="P113" style:parent-style-name="answer" style:family="paragraph">
      <style:text-properties fo:language="fr" fo:country="FR"/>
    </style:style>
    <style:style style:name="P114" style:parent-style-name="answer" style:family="paragraph">
      <style:text-properties fo:language="fr" fo:country="FR"/>
    </style:style>
    <style:style style:name="P115" style:parent-style-name="answer" style:family="paragraph">
      <style:text-properties fo:language="fr" fo:country="FR"/>
    </style:style>
    <style:style style:name="P116" style:parent-style-name="answer" style:family="paragraph">
      <style:text-properties fo:language="fr" fo:country="FR"/>
    </style:style>
    <style:style style:name="P117" style:parent-style-name="answer" style:family="paragraph">
      <style:text-properties fo:language="fr" fo:country="FR"/>
    </style:style>
    <style:style style:name="P118" style:parent-style-name="answer" style:family="paragraph">
      <style:text-properties fo:language="fr" fo:country="FR"/>
    </style:style>
    <style:style style:name="P119" style:parent-style-name="answer" style:family="paragraph">
      <style:text-properties fo:language="fr" fo:country="FR"/>
    </style:style>
    <style:style style:name="P120" style:parent-style-name="answer" style:family="paragraph">
      <style:text-properties fo:language="fr" fo:country="FR"/>
    </style:style>
    <style:style style:name="P121" style:parent-style-name="answer" style:family="paragraph">
      <style:text-properties fo:language="fr" fo:country="FR"/>
    </style:style>
    <style:style style:name="P122" style:parent-style-name="answer" style:family="paragraph">
      <style:text-properties fo:language="fr" fo:country="FR"/>
    </style:style>
    <style:style style:name="P123" style:parent-style-name="answer" style:family="paragraph">
      <style:text-properties fo:language="fr" fo:country="FR"/>
    </style:style>
    <style:style style:name="P124" style:parent-style-name="answer" style:family="paragraph">
      <style:text-properties fo:language="fr" fo:country="FR"/>
    </style:style>
    <style:style style:name="P125" style:parent-style-name="answer" style:family="paragraph">
      <style:text-properties fo:language="fr" fo:country="FR"/>
    </style:style>
    <style:style style:name="P126" style:parent-style-name="answer" style:family="paragraph">
      <style:text-properties fo:language="fr" fo:country="FR"/>
    </style:style>
    <style:style style:name="P127" style:parent-style-name="answer" style:family="paragraph">
      <style:text-properties fo:language="fr" fo:country="FR"/>
    </style:style>
    <style:style style:name="P128" style:parent-style-name="answer" style:family="paragraph">
      <style:text-properties fo:language="fr" fo:country="FR"/>
    </style:style>
    <style:style style:name="P129" style:parent-style-name="answer" style:family="paragraph">
      <style:text-properties fo:language="fr" fo:country="FR"/>
    </style:style>
    <style:style style:name="P130" style:parent-style-name="answer" style:family="paragraph">
      <style:text-properties fo:language="fr" fo:country="FR"/>
    </style:style>
    <style:style style:name="P131" style:parent-style-name="answer" style:family="paragraph">
      <style:text-properties fo:language="fr" fo:country="FR"/>
    </style:style>
    <style:style style:name="P132" style:parent-style-name="answer" style:family="paragraph">
      <style:text-properties fo:language="fr" fo:country="FR"/>
    </style:style>
    <style:style style:name="P133" style:parent-style-name="answer" style:family="paragraph">
      <style:text-properties fo:language="fr" fo:country="FR"/>
    </style:style>
    <style:style style:name="P134" style:parent-style-name="answer" style:family="paragraph">
      <style:text-properties fo:language="fr" fo:country="FR"/>
    </style:style>
    <style:style style:name="P135" style:parent-style-name="answer" style:family="paragraph">
      <style:text-properties fo:language="fr" fo:country="FR"/>
    </style:style>
    <style:style style:name="P136" style:parent-style-name="answer" style:family="paragraph">
      <style:text-properties fo:language="fr" fo:country="FR"/>
    </style:style>
    <style:style style:name="P137" style:parent-style-name="answer" style:family="paragraph">
      <style:text-properties fo:language="fr" fo:country="FR"/>
    </style:style>
    <style:style style:name="P138" style:parent-style-name="answer" style:family="paragraph">
      <style:text-properties fo:language="fr" fo:country="FR"/>
    </style:style>
    <style:style style:name="P139" style:parent-style-name="Standard" style:family="paragraph">
      <style:text-properties style:font-name="Cabin" fo:language="fr" fo:country="FR"/>
    </style:style>
    <style:style style:name="P140" style:parent-style-name="item" style:family="paragraph">
      <style:text-properties fo:language="fr" fo:country="FR"/>
    </style:style>
    <style:style style:name="P141" style:parent-style-name="item" style:family="paragraph">
      <style:text-properties fo:language="fr" fo:country="FR"/>
    </style:style>
    <style:style style:name="P142" style:parent-style-name="answer" style:family="paragraph">
      <style:text-properties fo:language="fr" fo:country="FR"/>
    </style:style>
    <style:style style:name="P143" style:parent-style-name="answer" style:family="paragraph">
      <style:text-properties fo:language="fr" fo:country="FR"/>
    </style:style>
    <style:style style:name="P144" style:parent-style-name="answer" style:family="paragraph">
      <style:text-properties fo:language="fr" fo:country="FR"/>
    </style:style>
    <style:style style:name="P145" style:parent-style-name="answer" style:family="paragraph">
      <style:text-properties fo:language="fr" fo:country="FR"/>
    </style:style>
    <style:style style:name="P146" style:parent-style-name="answer" style:family="paragraph">
      <style:text-properties fo:language="fr" fo:country="FR"/>
    </style:style>
    <style:style style:name="P147" style:parent-style-name="answer" style:family="paragraph">
      <style:text-properties fo:language="fr" fo:country="FR"/>
    </style:style>
    <style:style style:name="P148" style:parent-style-name="answer" style:family="paragraph">
      <style:text-properties fo:language="fr" fo:country="FR"/>
    </style:style>
    <style:style style:name="P149" style:parent-style-name="answer" style:family="paragraph">
      <style:text-properties fo:language="fr" fo:country="FR"/>
    </style:style>
    <style:style style:name="P150" style:parent-style-name="answer" style:family="paragraph">
      <style:text-properties fo:language="fr" fo:country="FR"/>
    </style:style>
    <style:style style:name="P151" style:parent-style-name="answer" style:family="paragraph">
      <style:text-properties fo:language="fr" fo:country="FR"/>
    </style:style>
    <style:style style:name="P152" style:parent-style-name="answer" style:family="paragraph">
      <style:text-properties fo:language="fr" fo:country="FR"/>
    </style:style>
    <style:style style:name="P153" style:parent-style-name="answer" style:family="paragraph">
      <style:text-properties fo:language="fr" fo:country="FR"/>
    </style:style>
    <style:style style:name="P154" style:parent-style-name="answer" style:family="paragraph">
      <style:text-properties fo:language="fr" fo:country="FR"/>
    </style:style>
    <style:style style:name="P155" style:parent-style-name="answer" style:family="paragraph">
      <style:text-properties fo:language="fr" fo:country="FR"/>
    </style:style>
    <style:style style:name="P156" style:parent-style-name="answer" style:family="paragraph">
      <style:text-properties fo:language="fr" fo:country="FR"/>
    </style:style>
    <style:style style:name="P157" style:parent-style-name="answer" style:family="paragraph">
      <style:text-properties fo:language="fr" fo:country="FR"/>
    </style:style>
    <style:style style:name="P158" style:parent-style-name="answer" style:family="paragraph">
      <style:text-properties fo:language="fr" fo:country="FR"/>
    </style:style>
    <style:style style:name="P159" style:parent-style-name="answer" style:family="paragraph">
      <style:text-properties fo:language="fr" fo:country="FR"/>
    </style:style>
    <style:style style:name="P160" style:parent-style-name="answer" style:family="paragraph">
      <style:text-properties fo:language="fr" fo:country="FR"/>
    </style:style>
    <style:style style:name="P161" style:parent-style-name="Standard" style:family="paragraph">
      <style:text-properties style:font-name="Cabin" fo:language="fr" fo:country="FR"/>
    </style:style>
    <style:style style:name="P162" style:parent-style-name="Standard" style:family="paragraph">
      <style:text-properties style:font-name="Cabin" fo:language="fr" fo:country="FR"/>
    </style:style>
    <style:style style:name="T163" style:parent-style-name="Policepardéfaut" style:family="text">
      <style:text-properties style:font-name="Cabin" fo:language="fr" fo:country="FR"/>
    </style:style>
    <style:style style:name="T164" style:parent-style-name="Policepardéfaut" style:family="text">
      <style:text-properties style:font-name="Cabin" fo:font-style="italic" style:font-style-asian="italic" style:font-style-complex="italic" fo:language="fr" fo:country="FR"/>
    </style:style>
    <style:style style:name="T165" style:parent-style-name="Policepardéfaut" style:family="text">
      <style:text-properties style:font-name="Cabin" fo:language="fr" fo:country="FR"/>
    </style:style>
    <style:style style:name="P166" style:parent-style-name="Standard" style:family="paragraph">
      <style:text-properties style:font-name="Cabin" fo:language="fr" fo:country="FR"/>
    </style:style>
    <style:style style:name="P167" style:parent-style-name="item" style:family="paragraph">
      <style:text-properties fo:language="fr" fo:country="FR"/>
    </style:style>
    <style:style style:name="P168" style:parent-style-name="answer" style:family="paragraph">
      <style:text-properties fo:language="fr" fo:country="FR"/>
    </style:style>
    <style:style style:name="P169" style:parent-style-name="answer" style:family="paragraph">
      <style:text-properties fo:language="fr" fo:country="FR"/>
    </style:style>
    <style:style style:name="P170" style:parent-style-name="answer" style:family="paragraph">
      <style:text-properties fo:language="fr" fo:country="FR"/>
    </style:style>
    <style:style style:name="P171" style:parent-style-name="Standard" style:family="paragraph">
      <style:text-properties style:font-name="Cabin" fo:language="fr" fo:country="FR"/>
    </style:style>
    <style:style style:name="P172" style:parent-style-name="Standard" style:family="paragraph">
      <style:text-properties style:font-name="Cabin" fo:language="fr" fo:country="FR"/>
    </style:style>
    <style:style style:name="T173" style:parent-style-name="Policepardéfaut" style:family="text">
      <style:text-properties style:font-name="Cabin" fo:language="fr" fo:country="FR"/>
    </style:style>
    <style:style style:name="T174" style:parent-style-name="Policepardéfaut" style:family="text">
      <style:text-properties style:font-name="Cabin" fo:language="fr" fo:country="FR"/>
    </style:style>
    <style:style style:name="T175" style:parent-style-name="Appelnotedebasdep." style:family="text">
      <style:text-properties style:font-name="Cabin" fo:language="fr" fo:country="FR"/>
    </style:style>
    <style:style style:name="T176" style:parent-style-name="Policepardéfaut" style:family="text">
      <style:text-properties fo:language="fr" fo:country="FR"/>
    </style:style>
    <style:style style:name="T177" style:parent-style-name="Policepardéfaut" style:family="text">
      <style:text-properties style:font-name="Cabin" fo:language="fr" fo:country="FR"/>
    </style:style>
    <style:style style:name="P178" style:parent-style-name="Standard" style:family="paragraph">
      <style:text-properties style:font-name="Cabin" fo:language="fr" fo:country="FR"/>
    </style:style>
    <style:style style:name="P179" style:parent-style-name="item" style:family="paragraph">
      <style:text-properties fo:language="fr" fo:country="FR"/>
    </style:style>
    <style:style style:name="P180" style:parent-style-name="answer" style:family="paragraph">
      <style:text-properties fo:language="fr" fo:country="FR"/>
    </style:style>
    <style:style style:name="P181" style:parent-style-name="answer" style:family="paragraph">
      <style:text-properties fo:language="fr" fo:country="FR"/>
    </style:style>
    <style:style style:name="P182" style:parent-style-name="answer" style:family="paragraph">
      <style:text-properties fo:language="fr" fo:country="FR"/>
    </style:style>
    <style:style style:name="P183" style:parent-style-name="answer" style:family="paragraph">
      <style:text-properties fo:language="fr" fo:country="FR"/>
    </style:style>
    <style:style style:name="P184" style:parent-style-name="answer" style:family="paragraph">
      <style:text-properties fo:language="fr" fo:country="FR"/>
    </style:style>
    <style:style style:name="P185" style:parent-style-name="Standard" style:family="paragraph">
      <style:text-properties style:font-name="Cabin" fo:language="fr" fo:country="FR"/>
    </style:style>
    <style:style style:name="T186" style:parent-style-name="Policepardéfaut" style:family="text">
      <style:text-properties style:font-name="Cabin" fo:language="fr" fo:country="FR"/>
    </style:style>
    <style:style style:name="T187" style:parent-style-name="Policepardéfaut" style:family="text">
      <style:text-properties style:font-name="Cabin" fo:language="fr" fo:country="FR"/>
    </style:style>
    <style:style style:name="T188" style:parent-style-name="Appelnotedebasdep." style:family="text">
      <style:text-properties style:font-name="Cabin" fo:language="fr" fo:country="FR"/>
    </style:style>
    <style:style style:name="T189" style:parent-style-name="Policepardéfaut" style:family="text">
      <style:text-properties fo:language="fr" fo:country="FR"/>
    </style:style>
    <style:style style:name="T190" style:parent-style-name="Policepardéfaut" style:family="text">
      <style:text-properties style:font-name="Cabin" fo:language="fr" fo:country="FR"/>
    </style:style>
    <style:style style:name="P191" style:parent-style-name="Standard" style:family="paragraph">
      <style:text-properties style:font-name="Cabin" fo:language="fr" fo:country="FR"/>
    </style:style>
    <style:style style:name="P192" style:parent-style-name="item" style:family="paragraph">
      <style:text-properties fo:language="fr" fo:country="FR"/>
    </style:style>
    <style:style style:name="P193" style:parent-style-name="answer" style:family="paragraph">
      <style:text-properties fo:language="fr" fo:country="FR"/>
    </style:style>
    <style:style style:name="P194" style:parent-style-name="answer" style:family="paragraph">
      <style:text-properties fo:language="fr" fo:country="FR"/>
    </style:style>
    <style:style style:name="P195" style:parent-style-name="answer" style:family="paragraph">
      <style:text-properties fo:language="fr" fo:country="FR"/>
    </style:style>
    <style:style style:name="P196" style:parent-style-name="Standard" style:family="paragraph">
      <style:text-properties style:font-name="Cabin" fo:language="fr" fo:country="FR"/>
    </style:style>
    <style:style style:name="P197" style:parent-style-name="Standard" style:family="paragraph">
      <style:text-properties style:font-name="Cabin" fo:language="fr" fo:country="FR"/>
    </style:style>
    <style:style style:name="T198" style:parent-style-name="Policepardéfaut" style:family="text">
      <style:text-properties style:font-name="Cabin" fo:language="fr" fo:country="FR"/>
    </style:style>
    <style:style style:name="P199" style:parent-style-name="Standard" style:family="paragraph">
      <style:text-properties style:font-name="Cabin" fo:language="fr" fo:country="FR"/>
    </style:style>
    <style:style style:name="P200" style:parent-style-name="item" style:family="paragraph">
      <style:text-properties fo:language="fr" fo:country="FR"/>
    </style:style>
    <style:style style:name="P201" style:parent-style-name="answer" style:family="paragraph">
      <style:text-properties fo:language="fr" fo:country="FR"/>
    </style:style>
    <style:style style:name="P202" style:parent-style-name="answer" style:family="paragraph">
      <style:text-properties fo:language="fr" fo:country="FR"/>
    </style:style>
    <style:style style:name="P203" style:parent-style-name="answer" style:family="paragraph">
      <style:text-properties fo:language="fr" fo:country="FR"/>
    </style:style>
    <style:style style:name="P204" style:parent-style-name="Standard" style:family="paragraph">
      <style:text-properties style:font-name="Cabin" fo:language="fr" fo:country="FR"/>
    </style:style>
    <style:style style:name="P205" style:parent-style-name="Standard" style:family="paragraph">
      <style:text-properties style:font-name="Cabin" fo:language="fr" fo:country="FR"/>
    </style:style>
    <style:style style:name="T206" style:parent-style-name="Policepardéfaut" style:family="text">
      <style:text-properties style:font-name="Cabin" fo:language="fr" fo:country="FR"/>
    </style:style>
    <style:style style:name="T207" style:parent-style-name="Policepardéfaut" style:family="text">
      <style:text-properties style:font-name="Cabin" fo:language="fr" fo:country="FR"/>
    </style:style>
    <style:style style:name="T208" style:parent-style-name="Appelnotedebasdep." style:family="text">
      <style:text-properties style:font-name="Cabin" fo:language="fr" fo:country="FR"/>
    </style:style>
    <style:style style:name="T209" style:parent-style-name="Policepardéfaut" style:family="text">
      <style:text-properties fo:language="fr" fo:country="FR"/>
    </style:style>
    <style:style style:name="T210" style:parent-style-name="Policepardéfaut" style:family="text">
      <style:text-properties style:font-name="Cabin" fo:language="fr" fo:country="FR"/>
    </style:style>
    <style:style style:name="P211" style:parent-style-name="Standard" style:family="paragraph">
      <style:text-properties style:font-name="Cabin" fo:language="fr" fo:country="FR"/>
    </style:style>
    <style:style style:name="P212" style:parent-style-name="item" style:family="paragraph">
      <style:text-properties fo:language="fr" fo:country="FR"/>
    </style:style>
    <style:style style:name="P213" style:parent-style-name="answer" style:family="paragraph">
      <style:text-properties fo:language="fr" fo:country="FR"/>
    </style:style>
    <style:style style:name="P214" style:parent-style-name="answer" style:family="paragraph">
      <style:text-properties fo:language="fr" fo:country="FR"/>
    </style:style>
    <style:style style:name="P215" style:parent-style-name="answer" style:family="paragraph">
      <style:text-properties fo:language="fr" fo:country="FR"/>
    </style:style>
    <style:style style:name="P216" style:parent-style-name="answer" style:family="paragraph">
      <style:text-properties fo:language="fr" fo:country="FR"/>
    </style:style>
    <style:style style:name="P217" style:parent-style-name="answer" style:family="paragraph">
      <style:text-properties fo:language="fr" fo:country="FR"/>
    </style:style>
    <style:style style:name="P218" style:parent-style-name="answer" style:family="paragraph">
      <style:text-properties fo:language="fr" fo:country="FR"/>
    </style:style>
    <style:style style:name="P219" style:parent-style-name="Standard" style:family="paragraph">
      <style:text-properties style:font-name="Cabin" fo:language="fr" fo:country="FR"/>
    </style:style>
    <style:style style:name="P220" style:parent-style-name="Standard" style:family="paragraph">
      <style:text-properties style:font-name="Cabin" fo:language="fr" fo:country="FR"/>
    </style:style>
    <style:style style:name="P221" style:parent-style-name="Standard" style:family="paragraph">
      <style:text-properties style:font-name="Cabin" fo:language="fr" fo:country="FR"/>
    </style:style>
    <style:style style:name="T222" style:parent-style-name="Policepardéfaut" style:family="text">
      <style:text-properties style:font-name="Cabin" fo:language="fr" fo:country="FR"/>
    </style:style>
    <style:style style:name="T223" style:parent-style-name="Policepardéfaut" style:family="text">
      <style:text-properties style:font-name="Cabin" fo:language="fr" fo:country="FR"/>
    </style:style>
    <style:style style:name="T224" style:parent-style-name="Appelnotedebasdep." style:family="text">
      <style:text-properties style:font-name="Cabin" fo:language="fr" fo:country="FR"/>
    </style:style>
    <style:style style:name="T225" style:parent-style-name="Policepardéfaut" style:family="text">
      <style:text-properties fo:language="fr" fo:country="FR"/>
    </style:style>
    <style:style style:name="T226" style:parent-style-name="Policepardéfaut" style:family="text">
      <style:text-properties style:font-name="Cabin" fo:language="fr" fo:country="FR"/>
    </style:style>
    <style:style style:name="P227" style:parent-style-name="Standard" style:family="paragraph">
      <style:text-properties style:font-name="Cabin" fo:language="fr" fo:country="FR"/>
    </style:style>
    <style:style style:name="P228" style:parent-style-name="item" style:family="paragraph">
      <style:text-properties fo:language="fr" fo:country="FR"/>
    </style:style>
    <style:style style:name="P229" style:parent-style-name="answer" style:family="paragraph">
      <style:text-properties fo:language="fr" fo:country="FR"/>
    </style:style>
    <style:style style:name="P230" style:parent-style-name="answer" style:family="paragraph">
      <style:text-properties fo:language="fr" fo:country="FR"/>
    </style:style>
    <style:style style:name="P231" style:parent-style-name="answer" style:family="paragraph"/>
    <style:style style:name="T232" style:parent-style-name="Policepardéfaut" style:family="text">
      <style:text-properties fo:font-weight="bold" style:font-weight-asian="bold" style:font-weight-complex="bold" fo:language="fr" fo:country="FR"/>
    </style:style>
    <style:style style:name="T233" style:parent-style-name="Policepardéfaut" style:family="text">
      <style:text-properties fo:language="fr" fo:country="FR"/>
    </style:style>
    <style:style style:name="T234" style:parent-style-name="Policepardéfaut" style:family="text">
      <style:text-properties fo:font-style="italic" style:font-style-asian="italic" style:font-style-complex="italic" fo:language="fr" fo:country="FR"/>
    </style:style>
    <style:style style:name="T235" style:parent-style-name="Policepardéfaut" style:family="text">
      <style:text-properties fo:language="fr" fo:country="FR"/>
    </style:style>
    <style:style style:name="P236" style:parent-style-name="answer" style:family="paragraph"/>
    <style:style style:name="T237" style:parent-style-name="Policepardéfaut" style:family="text">
      <style:text-properties fo:font-weight="bold" style:font-weight-asian="bold" style:font-weight-complex="bold" fo:language="fr" fo:country="FR"/>
    </style:style>
    <style:style style:name="T238" style:parent-style-name="Policepardéfaut" style:family="text">
      <style:text-properties fo:language="fr" fo:country="FR"/>
    </style:style>
    <style:style style:name="T239" style:parent-style-name="Policepardéfaut" style:family="text">
      <style:text-properties fo:language="fr" fo:country="FR"/>
    </style:style>
    <style:style style:name="T240" style:parent-style-name="Policepardéfaut" style:family="text">
      <style:text-properties fo:language="fr" fo:country="FR"/>
    </style:style>
    <style:style style:name="T241" style:parent-style-name="Policepardéfaut" style:family="text">
      <style:text-properties fo:language="fr" fo:country="FR"/>
    </style:style>
    <style:style style:name="P242" style:parent-style-name="answer" style:family="paragraph">
      <style:text-properties fo:language="fr" fo:country="FR"/>
    </style:style>
    <style:style style:name="P243" style:parent-style-name="answer" style:family="paragraph">
      <style:text-properties fo:language="fr" fo:country="FR"/>
    </style:style>
    <style:style style:name="P244" style:parent-style-name="Standard" style:family="paragraph">
      <style:text-properties style:font-name="Cabin" fo:language="fr" fo:country="FR"/>
    </style:style>
    <style:style style:name="P245" style:parent-style-name="Standard" style:family="paragraph">
      <style:text-properties style:font-name="Cabin" fo:language="fr" fo:country="FR"/>
    </style:style>
    <style:style style:name="T246" style:parent-style-name="Policepardéfaut" style:family="text">
      <style:text-properties style:font-name="Cabin" fo:language="fr" fo:country="FR"/>
    </style:style>
    <style:style style:name="T247" style:parent-style-name="Policepardéfaut" style:family="text">
      <style:text-properties style:font-name="Cabin" fo:language="fr" fo:country="FR"/>
    </style:style>
    <style:style style:name="T248" style:parent-style-name="Appelnotedebasdep." style:family="text">
      <style:text-properties style:font-name="Cabin" fo:language="fr" fo:country="FR"/>
    </style:style>
    <style:style style:name="T249" style:parent-style-name="Policepardéfaut" style:family="text">
      <style:text-properties fo:language="fr" fo:country="FR"/>
    </style:style>
    <style:style style:name="T250" style:parent-style-name="Policepardéfaut" style:family="text">
      <style:text-properties style:font-name="Cabin" fo:language="fr" fo:country="FR"/>
    </style:style>
    <style:style style:name="T251" style:parent-style-name="Policepardéfaut" style:family="text">
      <style:text-properties style:font-name="Cabin" fo:language="fr" fo:country="FR"/>
    </style:style>
    <style:style style:name="T252" style:parent-style-name="Appelnotedebasdep." style:family="text">
      <style:text-properties style:font-name="Cabin" fo:language="fr" fo:country="FR"/>
    </style:style>
    <style:style style:name="T253" style:parent-style-name="Policepardéfaut" style:family="text">
      <style:text-properties fo:language="fr" fo:country="FR"/>
    </style:style>
    <style:style style:name="T254" style:parent-style-name="Policepardéfaut" style:family="text">
      <style:text-properties style:font-name="Cabin" fo:language="fr" fo:country="FR"/>
    </style:style>
    <style:style style:name="P255" style:parent-style-name="Standard" style:family="paragraph">
      <style:text-properties style:font-name="Cabin" fo:language="fr" fo:country="FR"/>
    </style:style>
    <style:style style:name="P256" style:parent-style-name="item" style:family="paragraph">
      <style:text-properties fo:language="fr" fo:country="FR"/>
    </style:style>
    <style:style style:name="P257" style:parent-style-name="answer" style:family="paragraph">
      <style:text-properties fo:language="fr" fo:country="FR"/>
    </style:style>
    <style:style style:name="P258" style:parent-style-name="answer" style:family="paragraph">
      <style:text-properties fo:language="fr" fo:country="FR"/>
    </style:style>
    <style:style style:name="P259" style:parent-style-name="Standard" style:family="paragraph">
      <style:text-properties style:font-name="Cabin" fo:language="fr" fo:country="FR"/>
    </style:style>
    <style:style style:name="P260" style:parent-style-name="Standard" style:family="paragraph">
      <style:text-properties style:font-name="Cabin"/>
    </style:style>
  </office:automatic-styles>
  <office:body>
    <office:text text:use-soft-page-breaks="true">
      <text:p text:style-name="P1">Données @ App5</text:p>
      <text:p text:style-name="P2">Polytech Paris-Saclay | 2024-25</text:p>
      <text:p text:style-name="P3">Séquence 2</text:p>
      <text:p text:style-name="P4"/>
      <text:p text:style-name="P5"/>
      <text:p text:style-name="P6"><text:span text:style-name="T7">Nom :</text:span><text:span text:style-name="T8"><text:s/></text:span><text:span text:style-name="T9">Kalala Kabambi<text:s/></text:span></text:p>
      <text:p text:style-name="P10"><text:span text:style-name="T11">Prénom :</text:span><text:span text:style-name="T12"><text:s/></text:span><text:span text:style-name="T13">David</text:span></text:p>
      <text:p text:style-name="P14"/>
      <text:p text:style-name="P15"/>
      <text:p text:style-name="P16"/>
      <text:p text:style-name="P17"/>
      <text:p text:style-name="P18">Partie 1</text:p>
      <text:p text:style-name="P19"/>
      <text:p text:style-name="P20"/>
      <text:p text:style-name="Standard"><text:span text:style-name="T21">On va s'intéresser à une source de données publique particulière, que nous appellerons MEDIA_FR par la suite :<text:s/></text:span><text:a xlink:href="https://www.monde-diplomatique.fr/cartes/PPA" office:target-frame-name="_top" xlink:show="replace"><text:span text:style-name="T22">Médias français : qui possède quoi ?</text:span></text:a><text:span text:style-name="T23"><text:note text:note-class="footnote" text:id="_ftn0"><text:note-citation>1</text:note-citation><text:note-body><text:p text:style-name="Footnote"><text:span text:style-name="T24">https://www.monde-diplomatique.fr/cartes/PPA</text:span></text:p></text:note-body></text:note></text:span><text:span text:style-name="T25"><text:s/>Cette base de données décrit la propriété des principaux médias français non indépendants. Elle est disponible au travers de deux fichiers</text:span><text:span text:style-name="T26"><text:note text:note-class="footnote" text:id="_ftn1"><text:note-citation>2</text:note-citation><text:note-body><text:p text:style-name="Footnote"><text:span text:style-name="T27">Utilisez les versions des fichiers mis à disposition sur la page eCampus du module.</text:span></text:p></text:note-body></text:note></text:span><text:span text:style-name="T28"><text:s/>: l'un énumère les personnes physiques ou morales et les médias; l'autre donne le détail des liens capitalistiques entre propriétaires et médias.</text:span></text:p>
      <text:p text:style-name="P29"/>
      <text:p text:style-name="Standard"><text:span text:style-name="T30">Le format choisi pour la diffusion de ces données est le<text:s/></text:span><text:span text:style-name="T31">« tab-separated values »</text:span><text:span text:style-name="T32"><text:s/>(TSV). La première ligne d'un fichier renseigne le nom de tous les attributs pour chaque entrée complète.</text:span></text:p>
      <text:p text:style-name="P33"/>
      <text:p text:style-name="P34"/>
      <text:p text:style-name="P35"/>
      <text:p text:style-name="P36">Quelles sont les raisons pour lesquelles ce format semble bien choisi pour ce cas particulier ?</text:p>
      <text:p text:style-name="P37"/>
      <text:p text:style-name="P38">#1.1</text:p>
      <text:p text:style-name="P39"/>
      <text:p text:style-name="answer"><text:span text:style-name="T40">Simplicité de lecture et d’édition</text:span><text:span text:style-name="T41"><text:s/>: Un fichier TSV (Tab-Separated Values) est un format texte brut, facile à ouvrir avec n’importe quel tableur (Excel</text:span><text:span text:style-name="T42">, etc.<text:s/></text:span><text:span text:style-name="T43">) ou éditeur de texte.</text:span></text:p>
      <text:p text:style-name="answer"><text:span text:style-name="T44">Structure évidente</text:span><text:span text:style-name="T45"><text:s/>: Les données MEDIA_FR (des entités et leurs liens de propriété) s’organisent naturellement en lignes/colonnes (ID, nom, type d’entité, pourcentage, etc.).</text:span></text:p>
      <text:p text:style-name="P46">Human freindly<text:s/>: Pour un humain, chaque ligne est clairement séparée, et les colonnes sont distinctes via des tabulations.</text:p>
      <text:p text:style-name="P47"/>
      <text:p text:style-name="P48">Quelles sont les raisons pour lesquelles ce format ne serait pas optimal pour ce cas ? En particulier, ce format permet-il par exemple d'imposer un type aux champs, d'exiger que des valeurs soient présentes, ou de contrôler différents types de malformation sur les données ?</text:p>
      <text:p text:style-name="P49"/>
      <text:p text:style-name="P50">#1.2</text:p>
      <text:p text:style-name="P51">TSV n’inclut pas de notion de type.<text:s/>On ne peut pas contraindre la présence de champs obligatoires, ni vérifier automatiquement la validité<text:s/>ou encore une tabulation manquante ou un retour chariot imprévu peut casser la structure.</text:p>
      <text:p text:style-name="P52"/>
      <text:p text:style-name="P53"/>
      <text:p text:style-name="P54">Aurait-il été possible et souhaitable avec ce format de n'utiliser qu'un seul fichier pour les données de MEDIA_FR ? Si oui, comment ?</text:p>
      <text:p text:style-name="P55"/>
      <text:p text:style-name="P56">#1.3</text:p>
      <text:p text:style-name="P57">Oui, en théorie :</text:p>
      <text:list text:style-name="LFO1" text:continue-numbering="true">
        <text:list-item>
          <text:p text:style-name="P58">Chaque ligne décrirait soit un média, soit un propriétaire, soit un lien de propriété.</text:p>
        </text:list-item>
        <text:list-item>
          <text:p text:style-name="P59">On aurait besoin d’une colonne “type d’enregistrement” (ex. “media” ou “relation” ou “proprietaire”) pour distinguer les différents types de données.</text:p>
        </text:list-item>
      </text:list>
      <text:p text:style-name="P60">Le problème que je vois est que le fichier deviendrait plus complexe à lire (beaucoup de champs potentiellement vides pour les lignes qui ne correspondent pas au même type).</text:p>
      <text:p text:style-name="P61"/>
      <text:p text:style-name="Standard"><text:span text:style-name="T62">Développez un programme très simple (dans le langage de votre choix) réalisant la lecture de cette source de données et créant un modèle de données interne permettant de formuler le type de requête suivant : pour un média particulier (recherche par chaîne de caractères ou choix dans une liste), quels sont tous ses propriétaires finaux par pourcentage de participation (voir le champ<text:s/></text:span><text:span text:style-name="T63">valeur</text:span><text:span text:style-name="T64"><text:s/>du fichier<text:s/></text:span><text:span text:style-name="T65">relations_medias_francais.tsv</text:span><text:span text:style-name="T66">). On entend par<text:s/></text:span><text:span text:style-name="T67">propriétaires finaux</text:span><text:span text:style-name="T68"><text:s/>des personnes physiques ou des personnes morales n'ayant pas de propriétaires. <text:s/></text:span></text:p>
      <text:p text:style-name="P69"/>
      <text:p text:style-name="Standard"><text:span text:style-name="T70">On obtiendrait par exemple</text:span><text:span text:style-name="T71"><text:note text:note-class="footnote" text:id="_ftn2"><text:note-citation>3</text:note-citation><text:note-body><text:p text:style-name="Footnote"><text:span text:style-name="T72">Les données utilisées dans l’exemple ne sont pas nécessairement à jour.</text:span></text:p></text:note-body></text:note></text:span><text:span text:style-name="T73"><text:s/>:</text:span></text:p>
      <text:p text:style-name="P74"/>
      <text:p text:style-name="P75">Télérama est possédé à :</text:p>
      <text:p text:style-name="P76"><text:s text:c="3"/>15% par Prisa (Personne morale)</text:p>
      <text:p text:style-name="P77"><text:s text:c="3"/>19,5% par Xavier Niel (Personne physique)</text:p>
      <text:p text:style-name="P78"><text:s text:c="3"/>21% par Madison Cox (Personne physique)</text:p>
      <text:p text:style-name="P79"><text:s text:c="3"/>7,7% par Matthieu Pigasse (Personne physique)</text:p>
      <text:p text:style-name="P80"><text:s text:c="3"/>4,7% par Daniel Křetínský (Personne physique)</text:p>
      <text:p text:style-name="P81"/>
      <text:p text:style-name="item"><text:span text:style-name="T82">Sur quoi repose l'analyse informatisée (</text:span><text:span text:style-name="T83">parsing</text:span><text:span text:style-name="T84">) d'un format tel que TSV ? Votre code de lecture du fichier doit-il être ou non tolérant à d'éventuelles erreurs de format ? Que pourraient être ces erreurs, et comment devrait se comporter un programme lisant ce format ? Quels impacts sur votre programme pourraient avoir de telles erreurs ?</text:span></text:p>
      <text:p text:style-name="P85"/>
      <text:p text:style-name="P86">#1.4</text:p>
      <text:p text:style-name="P87">Principe du TSV :</text:p>
      <text:p text:style-name="P88">Repose sur une séparation par tabulation, chaque ligne représente un enregistrement.</text:p>
      <text:p text:style-name="P89">La première ligne (en-tête) donne le nom des colonnes.</text:p>
      <text:p text:style-name="P90">Tolérance aux erreurs :</text:p>
      <text:p text:style-name="P91">Le code peut être strict (arrêter le parsing si la ligne n’est pas conforme) ou souple (ignorer la ligne).</text:p>
      <text:p text:style-name="P92">Ligne avec trop<text:s/>ou<text:s/>pas assez de colonnes, tabulations manquantes.</text:p>
      <text:p text:style-name="P93">Champs vides ou mal typés (une chaîne au lieu d’un nombre).</text:p>
      <text:p text:style-name="P94">Comportement du programme :</text:p>
      <text:p text:style-name="P95">En mode strict, on stoppe le chargement et on avertit l’utilisateur.</text:p>
      <text:p text:style-name="P96">En mode tolérant, on saute la ligne, on loggue un avertissement.</text:p>
      <text:p text:style-name="P97">Impacts :</text:p>
      <text:p text:style-name="P98">Risque d’informations manquantes ou incohérentes, ce qui peut fausser l’analyse finale.</text:p>
      <text:p text:style-name="P99">Un format strict garantit une base plus fiable mais bloque au moindre problème ; un format tolérant intègre plus de données (avec risque d’erreurs).</text:p>
      <text:p text:style-name="P100"/>
      <text:p text:style-name="P101"/>
      <text:p text:style-name="P102"/>
      <text:p text:style-name="item"><text:span text:style-name="T103">#1.5 Code de lecture du fichier et d'alimentation du modèle de données interne (préciser le langage utilisé)</text:span></text:p>
      <text:p text:style-name="P104">langage : Go</text:p>
      <text:p text:style-name="P105">f, err := os.Open("medias_francais.tsv")</text:p>
      <text:p text:style-name="P106">defer f.Close()</text:p>
      <text:p text:style-name="P107"/>
      <text:p text:style-name="P108">reader := csv.NewReader(f)</text:p>
      <text:p text:style-name="P109">reader.Comma = '\t'</text:p>
      <text:p text:style-name="P110">reader.FieldsPerRecord = -1</text:p>
      <text:p text:style-name="P111"/>
      <text:p text:style-name="P112">header, _ := reader.Read() // lire l'entête</text:p>
      <text:p text:style-name="P113">entities := map[int]*Entity{}</text:p>
      <text:p text:style-name="P114"/>
      <text:p text:style-name="P115">for {</text:p>
      <text:p text:style-name="P116"><text:s text:c="4"/>record, err := reader.Read()</text:p>
      <text:p text:style-name="P117"><text:s text:c="4"/>if err == io.EOF {</text:p>
      <text:p text:style-name="P118"><text:s text:c="8"/>break</text:p>
      <text:p text:style-name="P119"><text:s text:c="4"/>}</text:p>
      <text:p text:style-name="P120"><text:s text:c="4"/>if len(record) &lt; 4 {</text:p>
      <text:p text:style-name="P121"><text:s text:c="8"/>continue // ligne incomplète</text:p>
      <text:p text:style-name="P122"><text:s text:c="4"/>}</text:p>
      <text:p text:style-name="P123"/>
      <text:p text:style-name="P124"><text:s text:c="4"/>idStr := record[0]</text:p>
      <text:p text:style-name="P125"><text:s text:c="4"/>nom := record[1]</text:p>
      <text:p text:style-name="P126"><text:s text:c="4"/>typeLibelle := record[2]</text:p>
      <text:p text:style-name="P127"><text:s text:c="4"/>typeCodeStr := record[3]</text:p>
      <text:p text:style-name="P128"/>
      <text:p text:style-name="P129"><text:s text:c="4"/>// conversion</text:p>
      <text:p text:style-name="P130"><text:s text:c="4"/>idInt, _ := strconv.Atoi(idStr)</text:p>
      <text:p text:style-name="P131"><text:s text:c="4"/>typeCodeInt, _ := strconv.Atoi(typeCodeStr)</text:p>
      <text:p text:style-name="P132"/>
      <text:p text:style-name="P133"><text:s text:c="4"/>e := &amp;Entity{</text:p>
      <text:p text:style-name="P134"><text:s text:c="7"/>ID: idInt, Nom: nom, TypeLibelle: typeLibelle,</text:p>
      <text:p text:style-name="P135"><text:s text:c="7"/>TypeCode: typeCodeInt,</text:p>
      <text:p text:style-name="P136"><text:s text:c="4"/>}</text:p>
      <text:p text:style-name="P137"><text:s text:c="4"/>entities[idInt] = e</text:p>
      <text:p text:style-name="P138">}</text:p>
      <text:p text:style-name="P139"/>
      <text:p text:style-name="P140"/>
      <text:p text:style-name="P141">#1.6 Code d'interrogation : recherche par nom de média et exemple de sortie (préciser le langage utilisé)</text:p>
      <text:p text:style-name="P142">func QueryMediaOwners(mediaName string, entities map[int]*Entity, reverseG map[int][]OwnershipEdge) {</text:p>
      <text:p text:style-name="P143"><text:s text:c="4"/>mediaID := findMediaID(mediaName, entities)</text:p>
      <text:p text:style-name="P144"><text:s text:c="4"/>if mediaID &lt; 0 {</text:p>
      <text:p text:style-name="P145"><text:s text:c="8"/>fmt.Println("Média introuvable.")</text:p>
      <text:p text:style-name="P146"><text:s text:c="8"/>return</text:p>
      <text:p text:style-name="P147"><text:s text:c="4"/>}</text:p>
      <text:p text:style-name="P148"><text:s text:c="4"/>finalOwners := make(map[int]float64)</text:p>
      <text:p text:style-name="P149"><text:s text:c="4"/>GatherFinalOwners(mediaID, reverseG, finalOwners, 100.0)</text:p>
      <text:p text:style-name="P150"/>
      <text:p text:style-name="P151"><text:s text:c="4"/>fmt.Printf("%s est possédé par :\n", mediaName)</text:p>
      <text:p text:style-name="P152"><text:s text:c="4"/>for ownerID, pct := range finalOwners {</text:p>
      <text:p text:style-name="P153"><text:s text:c="8"/>e := entities[ownerID]</text:p>
      <text:p text:style-name="P154"><text:s text:c="8"/>if e != nil {</text:p>
      <text:p text:style-name="P155"><text:s text:c="12"/>fmt.Printf(" <text:s/>%.2f%% par %s (%s)\n", pct, e.Nom, e.TypeLibelle)</text:p>
      <text:p text:style-name="P156"><text:s text:c="8"/>}</text:p>
      <text:p text:style-name="P157"><text:s text:c="4"/>}</text:p>
      <text:p text:style-name="P158">}</text:p>
      <text:p text:style-name="P159"/>
      <text:p text:style-name="P160"/>
      <text:p text:style-name="P161"/>
      <text:p text:style-name="P162"/>
      <text:p text:style-name="Standard"><text:span text:style-name="T163">Dans la réalité, la base de données MEDIA_FR est amenée à évoluer (reventes de participations dans un média, apparitions ou disparitions de médias, etc.), tel que cela est le cas sur le dépôt github du projet (</text:span><text:span text:style-name="T164">vu plus loin</text:span><text:span text:style-name="T165">). Si l'on maintient la pertinence de diffuser cette base de données sous forme de fichiers téléchargeables, que faudrait-il faire pour permettre un suivi des versions/modifications ?</text:span></text:p>
      <text:p text:style-name="P166"/>
      <text:p text:style-name="P167">#1.7</text:p>
      <text:soft-page-break/>
      <text:p text:style-name="P168">Héberger les fichiers TSV dans un dépôt (GitHub, GitLab), ainsi on peut suivre les diffs ligne par ligne.<text:s/>Ou bien conserver un historique des anciennes versions disponibles au téléchargement.</text:p>
      <text:p text:style-name="P169"/>
      <text:p text:style-name="P170"/>
      <text:p text:style-name="P171"/>
      <text:p text:style-name="P172"/>
      <text:p text:style-name="Standard"><text:span text:style-name="T173">L'encyclopédie collaborative Wikipedia utilise un moteur de wiki qui mémorise intégralement chaque nouvelle version d'un article (</text:span><text:a xlink:href="https://fr.wikipedia.org/w/index.php?title=Université_Paris-Sud&amp;type=revision&amp;diff=127637248&amp;oldid=127021983" office:target-frame-name="_top" xlink:show="replace"><text:span text:style-name="T174">voir cet exemple de comparaison calculée entre deux versions</text:span></text:a><text:span text:style-name="T175"><text:note text:note-class="footnote" text:id="_ftn3"><text:note-citation>4</text:note-citation><text:note-body><text:p text:style-name="Footnote"><text:span text:style-name="T176">https://fr.wikipedia.org/w/index.php?title=Université_Paris-Sud&amp;type=revision&amp;diff=127637248&amp;oldid=127021983</text:span></text:p></text:note-body></text:note></text:span><text:span text:style-name="T177">). Si l'on souhaitait que le suivi de versions pour une source telle MEDIA_FR minimise la quantité d'informations transmises et stockées, comment pourrait-on faire ?</text:span></text:p>
      <text:p text:style-name="P178"/>
      <text:p text:style-name="P179">#1.8</text:p>
      <text:p text:style-name="P180">Systèmes type Git :</text:p>
      <text:p text:style-name="P181">Git calcule automatiquement les diffs, permettant de stocker seulement les modifications.</text:p>
      <text:p text:style-name="P182">Compression :</text:p>
      <text:p text:style-name="P183">Publier la dernière version complète compressée + un ensemble de patchs.</text:p>
      <text:p text:style-name="P184"/>
      <text:p text:style-name="P185"/>
      <text:p text:style-name="Standard"><text:span text:style-name="T186">MEDIA_FR est diffusée sous une licence particulière,<text:s/></text:span><text:a xlink:href="https://opendatacommons.org/licenses/by/1-0/" office:target-frame-name="_top" xlink:show="replace"><text:span text:style-name="T187">Open Data Commons Attribution License (ODC-By v1.0)</text:span></text:a><text:span text:style-name="T188"><text:note text:note-class="footnote" text:id="_ftn4"><text:note-citation>5</text:note-citation><text:note-body><text:p text:style-name="Footnote"><text:span text:style-name="T189">https://opendatacommons.org/licenses/by/1-0/</text:span></text:p></text:note-body></text:note></text:span><text:span text:style-name="T190">. Quelles sont les principales caractéristiques de cette licence ? Citez un exemple d’utilisation que vous pourriez faire de cette ressource, et un exemple d’utilisation qui serait impossible.</text:span></text:p>
      <text:p text:style-name="P191"/>
      <text:p text:style-name="P192">#1.9</text:p>
      <text:p text:style-name="P193">Autorise la copie, la distribution, l’utilisation, y compris commerciale, à condition de créditer la source (attribution).</text:p>
      <text:p text:style-name="P194">Un exemple d’utilisation que<text:s/>je pourrais<text:s/>faire de cette ressource<text:s/>serait de créer un site web interactif réutilisant ces données, en mentionnant la licence et la source.<text:s/>Ce qui serait impossible à faire serait de retirer la mention de licence.</text:p>
      <text:p text:style-name="P195"/>
      <text:p text:style-name="P196"/>
      <text:p text:style-name="P197"/>
      <text:p text:style-name="Standard"><text:span text:style-name="T198">Auriez-vous fait un choix différent pour le format de diffusion de MEDIA_FR ? (on suppose qu’il resterait pertinent de pouvoir obtenir des contributions libres de différentes personnes) Si oui ou non, pour quelles raisons ?</text:span></text:p>
      <text:p text:style-name="P199"/>
      <text:p text:style-name="P200">#1.10</text:p>
      <text:p text:style-name="P201"/>
      <text:p text:style-name="P202">Opter pour un format plus structuré JSON :<text:s/>Offrir un typage plus clair, validation plus facile (ex. via JSON Schema).<text:s/>Même si ca demanderait plus de rigueur pour les contributeurs.<text:s/></text:p>
      <text:p text:style-name="P203"/>
      <text:p text:style-name="P204"/>
      <text:p text:style-name="P205"/>
      <text:p text:style-name="Standard"><text:span text:style-name="T206">Une mise à jour sur le format de données a été effectuée en décembre 2024, telle qu’elle est disponible sur<text:s/></text:span><text:a xlink:href="https://github.com/mdiplo/Medias_francais" office:target-frame-name="_top" xlink:show="replace"><text:span text:style-name="T207">le Github du projet</text:span></text:a><text:span text:style-name="T208"><text:note text:note-class="footnote" text:id="_ftn5"><text:note-citation>6</text:note-citation><text:note-body><text:p text:style-name="Footnote"><text:span text:style-name="T209">https://github.com/mdiplo/Medias_francais</text:span></text:p></text:note-body></text:note></text:span><text:span text:style-name="T210">. Quels sont les changements que vous observez relativement au corpus mis à disposition ? Quelles peuvent en être les motivations ?</text:span></text:p>
      <text:p text:style-name="P211"/>
      <text:p text:style-name="P212">#1.11</text:p>
      <text:p text:style-name="P213">Les changements que vous observez relativement : Données scindées en plusieurs tables,<text:s/>Champs/colonnes plus détaillés,<text:s/>Nouvelles catégories de relations,<text:s/>Apparition / mise à jour de certains acteurs,<text:s/>Commentaires et champs annexes.<text:s/></text:p>
      <text:p text:style-name="P214">Motivations :<text:s/></text:p>
      <text:list text:style-name="LFO1" text:continue-numbering="true">
        <text:list-item>
          <text:p text:style-name="P215">l’ajout de champs comme qualificatif, commentaire ou Periodicite permet de mieux décrire la nature du lien</text:p>
        </text:list-item>
        <text:list-item>
          <text:p text:style-name="P216">plus simple de faire évoluer un fichier isolé (par exemple personne-organisation.tsv) quand un nouvel actionnaire apparaît, plutôt que de modifier un énorme TSV unique.</text:p>
        </text:list-item>
        <text:list-item>
          <text:p text:style-name="P217">en séparant personnes, organisations et médias, il devient plus facile de maintenir, de filtrer ou de mettre à jour un seul type d’entités.</text:p>
        </text:list-item>
      </text:list>
      <text:p text:style-name="P218"/>
      <text:p text:style-name="P219"/>
      <text:p text:style-name="P220"/>
      <text:p text:style-name="P221"/>
      <text:p text:style-name="Standard"><text:span text:style-name="T222">Que permet le format<text:s/></text:span><text:a xlink:href="https://specs.frictionlessdata.io/table-schema/" office:target-frame-name="_top" xlink:show="replace"><text:span text:style-name="T223">Table Schema</text:span></text:a><text:span text:style-name="T224"><text:note text:note-class="footnote" text:id="_ftn6"><text:note-citation>7</text:note-citation><text:note-body><text:p text:style-name="Footnote"><text:span text:style-name="T225">https://specs.frictionlessdata.io/table-schema/</text:span></text:p></text:note-body></text:note></text:span><text:span text:style-name="T226">, et aurait-il été approprié pour contraindre la bonne formation de MEDIA_FR et si oui selon quelle procédure ?</text:span></text:p>
      <text:p text:style-name="P227"/>
      <text:p text:style-name="P228">#1.12</text:p>
      <text:p text:style-name="P229">Le format Table Schema est un standard (souvent utilisé dans l’écosystème Frictionless Data) qui permet de déclarer la structure d’un fichier tabulaire (CSV, TSV, etc.) dans un fichier de schéma (généralement en JSON).</text:p>
      <text:p text:style-name="P230">Oui, Table Schema permettrait de contraindre la bonne formation des différents fichiers de la base MEDIA_FR (personnes, organisations, médias, relations, etc.)<text:s/>par exemple :<text:line-break/></text:p>
      <text:list text:style-name="LFO1" text:continue-numbering="true">
        <text:list-item>
          <text:p text:style-name="P231"><text:span text:style-name="T232">Pour chaque fichier</text:span><text:span text:style-name="T233"><text:s/>(par exemple personnes.tsv), on créerait un<text:s/></text:span><text:span text:style-name="T234">descriptor</text:span><text:span text:style-name="T235"><text:s/>(fichier JSON) où l’on listerait les champs (nom, rangChallenges, etc.) avec leur type, leurs contraintes</text:span></text:p>
        </text:list-item>
        <text:list-item>
          <text:p text:style-name="P236"><text:span text:style-name="T237">Pour les relations</text:span><text:span text:style-name="T238"><text:s/>(personne-media.tsv, organisation-media.tsv, etc.), on ajouterait des spécifications comme :<text:s/></text:span><text:span text:style-name="T239"><text:s/>type de la colonne pourcent ( float ou string ) ou<text:s/></text:span><text:span text:style-name="T240">présence</text:span><text:span text:style-name="T241"><text:s/>obligatoire d’une colonne « origine » et « cible », etc.<text:s/></text:span></text:p>
        </text:list-item>
      </text:list>
      <text:p text:style-name="P242">Comme ça<text:s/>en cas de nouvelle version des fichiers TSV, un validateur Table Schema vérifierait automatiquement<text:s/>si tout est correct.<text:s/></text:p>
      <text:p text:style-name="P243"/>
      <text:p text:style-name="P244"/>
      <text:p text:style-name="P245"/>
      <text:p text:style-name="Standard"><text:span text:style-name="T246">La<text:s/></text:span><text:a xlink:href="https://github.com/frictionlessdata/tableschema-py" office:target-frame-name="_top" xlink:show="replace"><text:span text:style-name="T247">librairie tableschema-py</text:span></text:a><text:span text:style-name="T248"><text:note text:note-class="footnote" text:id="_ftn7"><text:note-citation>8</text:note-citation><text:note-body><text:p text:style-name="Footnote"><text:span text:style-name="T249">https://github.com/frictionlessdata/tableschema-py</text:span></text:p></text:note-body></text:note></text:span><text:span text:style-name="T250"><text:s/>est une librairie particulière permettant de manipuler le format Table Schema, et donc notamment de valider des données selon un tel schéma. Elle permet également de<text:s/></text:span><text:a xlink:href="https://github.com/frictionlessdata/tableschema-py#infer" office:target-frame-name="_top" xlink:show="replace"><text:span text:style-name="T251">faire de l’inférence de schéma à partir de données</text:span></text:a><text:span text:style-name="T252"><text:note text:note-class="footnote" text:id="_ftn8"><text:note-citation>9</text:note-citation><text:note-body><text:p text:style-name="Footnote"><text:span text:style-name="T253">https://github.com/frictionlessdata/tableschema-py#infer</text:span></text:p></text:note-body></text:note></text:span><text:span text:style-name="T254"><text:s/>: comment cela peut-il être fait selon vous, et avec quelles limitations ? Un schéma ainsi inféré vous semble-t-il exploitable en l’état ou imposerait-il des modifications ?</text:span></text:p>
      <text:p text:style-name="P255"/>
      <text:p text:style-name="P256">#1.13</text:p>
      <text:p text:style-name="P257">La librairie tableschema-py offre la fonctionnalité d’inférence de schéma, c’est-à-dire qu’elle peut analyser un échantillon de données pour proposer automatiquement un schéma au format Table Schema.</text:p>
      <text:p text:style-name="P258">Je vois une limite si<text:s/>l’échantillon utilisé n’est pas représentatif de l’ensemble du fichier (par exemple, il ne contient pas toutes les variations de données), le schéma inféré pourrait être inexact<text:s/>ou aussi le fait que l’inférence se base uniquement sur l’observation des valeurs et ne peut pas déduire, par exemple, qu’un champ doit être obligatoire ou unique, ou que certaines contraintes spécifiques doivent être appliquées.<text:s/>Je pense que pour un début ca sera bien mais que<text:s/>le schéma inféré devra très probablement être revu et affiné manuellement afin de garantir une bonne qualité et une cohérence totale des données dans le contexte spécifique de MEDIA_FR.</text:p>
      <text:p text:style-name="P259"/>
      <text:p text:style-name="P2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eeMono" svg:font-family="FreeMono"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complex="Lohit Devanagari" fo:font-weight="bold" style:font-weight-asian="bold" style:font-weight-complex="bold" fo:font-size="24pt" style:font-size-asian="24pt" style:font-size-complex="24pt"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paragraph-properties fo:text-align="justify"/>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item" style:display-name="item" style:family="paragraph" style:parent-style-name="Standard">
      <style:text-properties style:font-name="Cabin" style:font-name-asian="Cabin" style:font-name-complex="Cabin" fo:font-weight="bold" style:font-weight-asian="bold" fo:hyphenate="false"/>
    </style:style>
    <style:style style:name="answer" style:display-name="answer" style:family="paragraph" style:parent-style-name="Standard">
      <style:paragraph-properties fo:border="0.0034in solid #000000" fo:padding="0.0138in" style:shadow="none" fo:background-color="#DDDDDD">
        <style:background-fill draw:fill="solid" draw:fill-color="#DDDDDD"/>
      </style:paragraph-properties>
      <style:text-properties style:font-name="Cabin" style:font-name-asian="Cabin" style:font-name-complex="Cabin"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FootnoteSymbol" style:display-name="Footnote Symbol" style:family="text"/>
    <style:style style:name="Footnoteanchor" style:display-name="Footnote anchor" style:family="text">
      <style:text-properties style:text-position="super 66.6%"/>
    </style: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bin" style:font-name-asian="Cabin" style:font-name-complex="Cabi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bi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vid Kalala Kabambi</dc:creator>
    <meta:creation-date>2025-03-03T23:11:00Z</meta:creation-date>
    <dc:date>2025-03-11T16:07:00Z</dc:date>
    <meta:template xlink:href="Normal.dotm" xlink:type="simple"/>
    <meta:editing-cycles>21</meta:editing-cycles>
    <meta:editing-duration>PT10560S</meta:editing-duration>
    <meta:document-statistic meta:page-count="5" meta:paragraph-count="24" meta:word-count="1795" meta:character-count="12006" meta:row-count="85" meta:non-whitespace-character-count="10235"/>
  </office:meta>
</office:document-meta>
</file>